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ObjectReplacements/Object 10" manifest:media-type="application/x-openoffice-gdimetafile;windows_formatname=&quot;GDIMetaFile&quot;"/>
  <manifest:file-entry manifest:full-path="Object 1/ObjectReplacements/Object 1" manifest:media-type="application/x-openoffice-gdimetafile;windows_formatname=&quot;GDIMetaFile&quot;"/>
  <manifest:file-entry manifest:full-path="Object 1/ObjectReplacements/Object 2" manifest:media-type="application/x-openoffice-gdimetafile;windows_formatname=&quot;GDIMetaFile&quot;"/>
  <manifest:file-entry manifest:full-path="Object 1/ObjectReplacements/Object 3" manifest:media-type="application/x-openoffice-gdimetafile;windows_formatname=&quot;GDIMetaFile&quot;"/>
  <manifest:file-entry manifest:full-path="Object 1/ObjectReplacements/Object 4" manifest:media-type="application/x-openoffice-gdimetafile;windows_formatname=&quot;GDIMetaFile&quot;"/>
  <manifest:file-entry manifest:full-path="Object 1/ObjectReplacements/Object 5" manifest:media-type="application/x-openoffice-gdimetafile;windows_formatname=&quot;GDIMetaFile&quot;"/>
  <manifest:file-entry manifest:full-path="Object 1/ObjectReplacements/Object 6" manifest:media-type="application/x-openoffice-gdimetafile;windows_formatname=&quot;GDIMetaFile&quot;"/>
  <manifest:file-entry manifest:full-path="Object 1/ObjectReplacements/Object 7" manifest:media-type="application/x-openoffice-gdimetafile;windows_formatname=&quot;GDIMetaFile&quot;"/>
  <manifest:file-entry manifest:full-path="Object 1/ObjectReplacements/Object 8" manifest:media-type="application/x-openoffice-gdimetafile;windows_formatname=&quot;GDIMetaFile&quot;"/>
  <manifest:file-entry manifest:full-path="Object 1/ObjectReplacements/Object 9" manifest:media-type="application/x-openoffice-gdimetafile;windows_formatname=&quot;GDIMetaFile&quot;"/>
  <manifest:file-entry manifest:full-path="Object 1/ObjectReplacements/" manifest:media-type=""/>
  <manifest:file-entry manifest:full-path="Object 1/Object 10/Configurations2/statusbar/" manifest:media-type=""/>
  <manifest:file-entry manifest:full-path="Object 1/Object 10/Configurations2/accelerator/current.xml" manifest:media-type=""/>
  <manifest:file-entry manifest:full-path="Object 1/Object 10/Configurations2/accelerator/" manifest:media-type=""/>
  <manifest:file-entry manifest:full-path="Object 1/Object 10/Configurations2/floater/" manifest:media-type=""/>
  <manifest:file-entry manifest:full-path="Object 1/Object 10/Configurations2/popupmenu/" manifest:media-type=""/>
  <manifest:file-entry manifest:full-path="Object 1/Object 10/Configurations2/progressbar/" manifest:media-type=""/>
  <manifest:file-entry manifest:full-path="Object 1/Object 10/Configurations2/toolpanel/" manifest:media-type=""/>
  <manifest:file-entry manifest:full-path="Object 1/Object 10/Configurations2/menubar/" manifest:media-type=""/>
  <manifest:file-entry manifest:full-path="Object 1/Object 10/Configurations2/toolbar/" manifest:media-type=""/>
  <manifest:file-entry manifest:full-path="Object 1/Object 10/Configurations2/images/Bitmaps/" manifest:media-type=""/>
  <manifest:file-entry manifest:full-path="Object 1/Object 10/Configurations2/images/" manifest:media-type=""/>
  <manifest:file-entry manifest:full-path="Object 1/Object 10/Configurations2/" manifest:media-type="application/vnd.sun.xml.ui.configuration"/>
  <manifest:file-entry manifest:full-path="Object 1/Object 10/content.xml" manifest:media-type="text/xml"/>
  <manifest:file-entry manifest:full-path="Object 1/Object 10/settings.xml" manifest:media-type="text/xml"/>
  <manifest:file-entry manifest:full-path="Object 1/Object 10/" manifest:version="1.2" manifest:media-type="application/vnd.oasis.opendocument.formula"/>
  <manifest:file-entry manifest:full-path="Object 1/styles.xml" manifest:media-type="text/xml"/>
  <manifest:file-entry manifest:full-path="Object 1/Object 1/Configurations2/statusbar/" manifest:media-type=""/>
  <manifest:file-entry manifest:full-path="Object 1/Object 1/Configurations2/accelerator/current.xml" manifest:media-type=""/>
  <manifest:file-entry manifest:full-path="Object 1/Object 1/Configurations2/accelerator/" manifest:media-type=""/>
  <manifest:file-entry manifest:full-path="Object 1/Object 1/Configurations2/floater/" manifest:media-type=""/>
  <manifest:file-entry manifest:full-path="Object 1/Object 1/Configurations2/popupmenu/" manifest:media-type=""/>
  <manifest:file-entry manifest:full-path="Object 1/Object 1/Configurations2/progressbar/" manifest:media-type=""/>
  <manifest:file-entry manifest:full-path="Object 1/Object 1/Configurations2/toolpanel/" manifest:media-type=""/>
  <manifest:file-entry manifest:full-path="Object 1/Object 1/Configurations2/menubar/" manifest:media-type=""/>
  <manifest:file-entry manifest:full-path="Object 1/Object 1/Configurations2/toolbar/" manifest:media-type=""/>
  <manifest:file-entry manifest:full-path="Object 1/Object 1/Configurations2/images/Bitmaps/" manifest:media-type=""/>
  <manifest:file-entry manifest:full-path="Object 1/Object 1/Configurations2/images/" manifest:media-type=""/>
  <manifest:file-entry manifest:full-path="Object 1/Object 1/Configurations2/" manifest:media-type="application/vnd.sun.xml.ui.configuration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formula"/>
  <manifest:file-entry manifest:full-path="Object 1/Object 2/Configurations2/statusbar/" manifest:media-type=""/>
  <manifest:file-entry manifest:full-path="Object 1/Object 2/Configurations2/accelerator/current.xml" manifest:media-type=""/>
  <manifest:file-entry manifest:full-path="Object 1/Object 2/Configurations2/accelerator/" manifest:media-type=""/>
  <manifest:file-entry manifest:full-path="Object 1/Object 2/Configurations2/floater/" manifest:media-type=""/>
  <manifest:file-entry manifest:full-path="Object 1/Object 2/Configurations2/popupmenu/" manifest:media-type=""/>
  <manifest:file-entry manifest:full-path="Object 1/Object 2/Configurations2/progressbar/" manifest:media-type=""/>
  <manifest:file-entry manifest:full-path="Object 1/Object 2/Configurations2/toolpanel/" manifest:media-type=""/>
  <manifest:file-entry manifest:full-path="Object 1/Object 2/Configurations2/menubar/" manifest:media-type=""/>
  <manifest:file-entry manifest:full-path="Object 1/Object 2/Configurations2/toolbar/" manifest:media-type=""/>
  <manifest:file-entry manifest:full-path="Object 1/Object 2/Configurations2/images/Bitmaps/" manifest:media-type=""/>
  <manifest:file-entry manifest:full-path="Object 1/Object 2/Configurations2/images/" manifest:media-type=""/>
  <manifest:file-entry manifest:full-path="Object 1/Object 2/Configurations2/" manifest:media-type="application/vnd.sun.xml.ui.configuration"/>
  <manifest:file-entry manifest:full-path="Object 1/Object 2/content.xml" manifest:media-type="text/xml"/>
  <manifest:file-entry manifest:full-path="Object 1/Object 2/settings.xml" manifest:media-type="text/xml"/>
  <manifest:file-entry manifest:full-path="Object 1/Object 2/" manifest:version="1.2" manifest:media-type="application/vnd.oasis.opendocument.formula"/>
  <manifest:file-entry manifest:full-path="Object 1/Object 3/Configurations2/statusbar/" manifest:media-type=""/>
  <manifest:file-entry manifest:full-path="Object 1/Object 3/Configurations2/accelerator/current.xml" manifest:media-type=""/>
  <manifest:file-entry manifest:full-path="Object 1/Object 3/Configurations2/accelerator/" manifest:media-type=""/>
  <manifest:file-entry manifest:full-path="Object 1/Object 3/Configurations2/floater/" manifest:media-type=""/>
  <manifest:file-entry manifest:full-path="Object 1/Object 3/Configurations2/popupmenu/" manifest:media-type=""/>
  <manifest:file-entry manifest:full-path="Object 1/Object 3/Configurations2/progressbar/" manifest:media-type=""/>
  <manifest:file-entry manifest:full-path="Object 1/Object 3/Configurations2/toolpanel/" manifest:media-type=""/>
  <manifest:file-entry manifest:full-path="Object 1/Object 3/Configurations2/menubar/" manifest:media-type=""/>
  <manifest:file-entry manifest:full-path="Object 1/Object 3/Configurations2/toolbar/" manifest:media-type=""/>
  <manifest:file-entry manifest:full-path="Object 1/Object 3/Configurations2/images/Bitmaps/" manifest:media-type=""/>
  <manifest:file-entry manifest:full-path="Object 1/Object 3/Configurations2/images/" manifest:media-type=""/>
  <manifest:file-entry manifest:full-path="Object 1/Object 3/Configurations2/" manifest:media-type="application/vnd.sun.xml.ui.configuration"/>
  <manifest:file-entry manifest:full-path="Object 1/Object 3/content.xml" manifest:media-type="text/xml"/>
  <manifest:file-entry manifest:full-path="Object 1/Object 3/settings.xml" manifest:media-type="text/xml"/>
  <manifest:file-entry manifest:full-path="Object 1/Object 3/" manifest:version="1.2" manifest:media-type="application/vnd.oasis.opendocument.formula"/>
  <manifest:file-entry manifest:full-path="Object 1/Object 4/Configurations2/statusbar/" manifest:media-type=""/>
  <manifest:file-entry manifest:full-path="Object 1/Object 4/Configurations2/accelerator/current.xml" manifest:media-type=""/>
  <manifest:file-entry manifest:full-path="Object 1/Object 4/Configurations2/accelerator/" manifest:media-type=""/>
  <manifest:file-entry manifest:full-path="Object 1/Object 4/Configurations2/floater/" manifest:media-type=""/>
  <manifest:file-entry manifest:full-path="Object 1/Object 4/Configurations2/popupmenu/" manifest:media-type=""/>
  <manifest:file-entry manifest:full-path="Object 1/Object 4/Configurations2/progressbar/" manifest:media-type=""/>
  <manifest:file-entry manifest:full-path="Object 1/Object 4/Configurations2/toolpanel/" manifest:media-type=""/>
  <manifest:file-entry manifest:full-path="Object 1/Object 4/Configurations2/menubar/" manifest:media-type=""/>
  <manifest:file-entry manifest:full-path="Object 1/Object 4/Configurations2/toolbar/" manifest:media-type=""/>
  <manifest:file-entry manifest:full-path="Object 1/Object 4/Configurations2/images/Bitmaps/" manifest:media-type=""/>
  <manifest:file-entry manifest:full-path="Object 1/Object 4/Configurations2/images/" manifest:media-type=""/>
  <manifest:file-entry manifest:full-path="Object 1/Object 4/Configurations2/" manifest:media-type="application/vnd.sun.xml.ui.configuration"/>
  <manifest:file-entry manifest:full-path="Object 1/Object 4/content.xml" manifest:media-type="text/xml"/>
  <manifest:file-entry manifest:full-path="Object 1/Object 4/settings.xml" manifest:media-type="text/xml"/>
  <manifest:file-entry manifest:full-path="Object 1/Object 4/" manifest:version="1.2" manifest:media-type="application/vnd.oasis.opendocument.formula"/>
  <manifest:file-entry manifest:full-path="Object 1/Object 5/Configurations2/statusbar/" manifest:media-type=""/>
  <manifest:file-entry manifest:full-path="Object 1/Object 5/Configurations2/accelerator/current.xml" manifest:media-type=""/>
  <manifest:file-entry manifest:full-path="Object 1/Object 5/Configurations2/accelerator/" manifest:media-type=""/>
  <manifest:file-entry manifest:full-path="Object 1/Object 5/Configurations2/floater/" manifest:media-type=""/>
  <manifest:file-entry manifest:full-path="Object 1/Object 5/Configurations2/popupmenu/" manifest:media-type=""/>
  <manifest:file-entry manifest:full-path="Object 1/Object 5/Configurations2/progressbar/" manifest:media-type=""/>
  <manifest:file-entry manifest:full-path="Object 1/Object 5/Configurations2/toolpanel/" manifest:media-type=""/>
  <manifest:file-entry manifest:full-path="Object 1/Object 5/Configurations2/menubar/" manifest:media-type=""/>
  <manifest:file-entry manifest:full-path="Object 1/Object 5/Configurations2/toolbar/" manifest:media-type=""/>
  <manifest:file-entry manifest:full-path="Object 1/Object 5/Configurations2/images/Bitmaps/" manifest:media-type=""/>
  <manifest:file-entry manifest:full-path="Object 1/Object 5/Configurations2/images/" manifest:media-type=""/>
  <manifest:file-entry manifest:full-path="Object 1/Object 5/Configurations2/" manifest:media-type="application/vnd.sun.xml.ui.configuration"/>
  <manifest:file-entry manifest:full-path="Object 1/Object 5/content.xml" manifest:media-type="text/xml"/>
  <manifest:file-entry manifest:full-path="Object 1/Object 5/settings.xml" manifest:media-type="text/xml"/>
  <manifest:file-entry manifest:full-path="Object 1/Object 5/" manifest:version="1.2" manifest:media-type="application/vnd.oasis.opendocument.formula"/>
  <manifest:file-entry manifest:full-path="Object 1/Object 6/Configurations2/statusbar/" manifest:media-type=""/>
  <manifest:file-entry manifest:full-path="Object 1/Object 6/Configurations2/accelerator/current.xml" manifest:media-type=""/>
  <manifest:file-entry manifest:full-path="Object 1/Object 6/Configurations2/accelerator/" manifest:media-type=""/>
  <manifest:file-entry manifest:full-path="Object 1/Object 6/Configurations2/floater/" manifest:media-type=""/>
  <manifest:file-entry manifest:full-path="Object 1/Object 6/Configurations2/popupmenu/" manifest:media-type=""/>
  <manifest:file-entry manifest:full-path="Object 1/Object 6/Configurations2/progressbar/" manifest:media-type=""/>
  <manifest:file-entry manifest:full-path="Object 1/Object 6/Configurations2/toolpanel/" manifest:media-type=""/>
  <manifest:file-entry manifest:full-path="Object 1/Object 6/Configurations2/menubar/" manifest:media-type=""/>
  <manifest:file-entry manifest:full-path="Object 1/Object 6/Configurations2/toolbar/" manifest:media-type=""/>
  <manifest:file-entry manifest:full-path="Object 1/Object 6/Configurations2/images/Bitmaps/" manifest:media-type=""/>
  <manifest:file-entry manifest:full-path="Object 1/Object 6/Configurations2/images/" manifest:media-type=""/>
  <manifest:file-entry manifest:full-path="Object 1/Object 6/Configurations2/" manifest:media-type="application/vnd.sun.xml.ui.configuration"/>
  <manifest:file-entry manifest:full-path="Object 1/Object 6/content.xml" manifest:media-type="text/xml"/>
  <manifest:file-entry manifest:full-path="Object 1/Object 6/settings.xml" manifest:media-type="text/xml"/>
  <manifest:file-entry manifest:full-path="Object 1/Object 6/" manifest:version="1.2" manifest:media-type="application/vnd.oasis.opendocument.formula"/>
  <manifest:file-entry manifest:full-path="Object 1/Object 7/Configurations2/statusbar/" manifest:media-type=""/>
  <manifest:file-entry manifest:full-path="Object 1/Object 7/Configurations2/accelerator/current.xml" manifest:media-type=""/>
  <manifest:file-entry manifest:full-path="Object 1/Object 7/Configurations2/accelerator/" manifest:media-type=""/>
  <manifest:file-entry manifest:full-path="Object 1/Object 7/Configurations2/floater/" manifest:media-type=""/>
  <manifest:file-entry manifest:full-path="Object 1/Object 7/Configurations2/popupmenu/" manifest:media-type=""/>
  <manifest:file-entry manifest:full-path="Object 1/Object 7/Configurations2/progressbar/" manifest:media-type=""/>
  <manifest:file-entry manifest:full-path="Object 1/Object 7/Configurations2/toolpanel/" manifest:media-type=""/>
  <manifest:file-entry manifest:full-path="Object 1/Object 7/Configurations2/menubar/" manifest:media-type=""/>
  <manifest:file-entry manifest:full-path="Object 1/Object 7/Configurations2/toolbar/" manifest:media-type=""/>
  <manifest:file-entry manifest:full-path="Object 1/Object 7/Configurations2/images/Bitmaps/" manifest:media-type=""/>
  <manifest:file-entry manifest:full-path="Object 1/Object 7/Configurations2/images/" manifest:media-type=""/>
  <manifest:file-entry manifest:full-path="Object 1/Object 7/Configurations2/" manifest:media-type="application/vnd.sun.xml.ui.configuration"/>
  <manifest:file-entry manifest:full-path="Object 1/Object 7/content.xml" manifest:media-type="text/xml"/>
  <manifest:file-entry manifest:full-path="Object 1/Object 7/settings.xml" manifest:media-type="text/xml"/>
  <manifest:file-entry manifest:full-path="Object 1/Object 7/" manifest:version="1.2" manifest:media-type="application/vnd.oasis.opendocument.formula"/>
  <manifest:file-entry manifest:full-path="Object 1/Object 8/Configurations2/statusbar/" manifest:media-type=""/>
  <manifest:file-entry manifest:full-path="Object 1/Object 8/Configurations2/accelerator/current.xml" manifest:media-type=""/>
  <manifest:file-entry manifest:full-path="Object 1/Object 8/Configurations2/accelerator/" manifest:media-type=""/>
  <manifest:file-entry manifest:full-path="Object 1/Object 8/Configurations2/floater/" manifest:media-type=""/>
  <manifest:file-entry manifest:full-path="Object 1/Object 8/Configurations2/popupmenu/" manifest:media-type=""/>
  <manifest:file-entry manifest:full-path="Object 1/Object 8/Configurations2/progressbar/" manifest:media-type=""/>
  <manifest:file-entry manifest:full-path="Object 1/Object 8/Configurations2/toolpanel/" manifest:media-type=""/>
  <manifest:file-entry manifest:full-path="Object 1/Object 8/Configurations2/menubar/" manifest:media-type=""/>
  <manifest:file-entry manifest:full-path="Object 1/Object 8/Configurations2/toolbar/" manifest:media-type=""/>
  <manifest:file-entry manifest:full-path="Object 1/Object 8/Configurations2/images/Bitmaps/" manifest:media-type=""/>
  <manifest:file-entry manifest:full-path="Object 1/Object 8/Configurations2/images/" manifest:media-type=""/>
  <manifest:file-entry manifest:full-path="Object 1/Object 8/Configurations2/" manifest:media-type="application/vnd.sun.xml.ui.configuration"/>
  <manifest:file-entry manifest:full-path="Object 1/Object 8/content.xml" manifest:media-type="text/xml"/>
  <manifest:file-entry manifest:full-path="Object 1/Object 8/settings.xml" manifest:media-type="text/xml"/>
  <manifest:file-entry manifest:full-path="Object 1/Object 8/" manifest:version="1.2" manifest:media-type="application/vnd.oasis.opendocument.formula"/>
  <manifest:file-entry manifest:full-path="Object 1/Object 9/Configurations2/statusbar/" manifest:media-type=""/>
  <manifest:file-entry manifest:full-path="Object 1/Object 9/Configurations2/accelerator/current.xml" manifest:media-type=""/>
  <manifest:file-entry manifest:full-path="Object 1/Object 9/Configurations2/accelerator/" manifest:media-type=""/>
  <manifest:file-entry manifest:full-path="Object 1/Object 9/Configurations2/floater/" manifest:media-type=""/>
  <manifest:file-entry manifest:full-path="Object 1/Object 9/Configurations2/popupmenu/" manifest:media-type=""/>
  <manifest:file-entry manifest:full-path="Object 1/Object 9/Configurations2/progressbar/" manifest:media-type=""/>
  <manifest:file-entry manifest:full-path="Object 1/Object 9/Configurations2/toolpanel/" manifest:media-type=""/>
  <manifest:file-entry manifest:full-path="Object 1/Object 9/Configurations2/menubar/" manifest:media-type=""/>
  <manifest:file-entry manifest:full-path="Object 1/Object 9/Configurations2/toolbar/" manifest:media-type=""/>
  <manifest:file-entry manifest:full-path="Object 1/Object 9/Configurations2/images/Bitmaps/" manifest:media-type=""/>
  <manifest:file-entry manifest:full-path="Object 1/Object 9/Configurations2/images/" manifest:media-type=""/>
  <manifest:file-entry manifest:full-path="Object 1/Object 9/Configurations2/" manifest:media-type="application/vnd.sun.xml.ui.configuration"/>
  <manifest:file-entry manifest:full-path="Object 1/Object 9/content.xml" manifest:media-type="text/xml"/>
  <manifest:file-entry manifest:full-path="Object 1/Object 9/settings.xml" manifest:media-type="text/xml"/>
  <manifest:file-entry manifest:full-path="Object 1/Object 9/" manifest:version="1.2" manifest:media-type="application/vnd.oasis.opendocument.formula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5.956cm" svg:height="13.838cm" svg:x="-0.034cm" svg:y="-1.472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kk </meta:initial-creator>
    <meta:creation-date>2012-11-13T10:18:03</meta:creation-date>
    <dc:date>2012-11-13T10:56:30</dc:date>
    <dc:creator>kkk </dc:creator>
    <meta:editing-duration>PT9M42S</meta:editing-duration>
    <meta:editing-cycles>5</meta:editing-cycles>
    <meta:generator>LibreOffice/3.3$Linux LibreOffice_project/330m19$Build-401</meta:generator>
    <meta:document-statistic meta:object-count="1"/>
  </office:meta>
</office:document-meta>
</file>

<file path=Object 1/Object 1/content.xml><?xml version="1.0" encoding="utf-8"?>
<math xmlns="http://www.w3.org/1998/Math/MathML">
  <semantics>
    <mrow>
      <mrow>
        <mi>A</mi>
      </mrow>
    </mrow>
    <annotation encoding="StarMath 5.0">{A}</annotation>
  </semantics>
</math>
</file>

<file path=Object 1/Object 10/content.xml><?xml version="1.0" encoding="utf-8"?>
<math xmlns="http://www.w3.org/1998/Math/MathML">
  <semantics>
    <mrow>
      <mtable>
        <mtr>
          <mtd>
            <mrow>
              <mi>A</mi>
              <mphantom>
                <mstyle>
                  <mrow>
                    <mrow>
                      <mi>'</mi>
                    </mrow>
                  </mrow>
                </mstyle>
              </mphantom>
              <mi>B</mi>
              <mphantom>
                <mstyle>
                  <mrow>
                    <mrow>
                      <mi>'</mi>
                    </mrow>
                  </mrow>
                </mstyle>
              </mphantom>
              <mi>C</mi>
              <mphantom>
                <mstyle>
                  <mrow>
                    <mrow>
                      <mn>0</mn>
                      <mi>'</mi>
                      <mi>'</mi>
                    </mrow>
                  </mrow>
                </mstyle>
              </mphantom>
              <mi>Z</mi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0</mn>
                    </mrow>
                  </mrow>
                </mstyle>
              </mphantom>
              <mn>1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0</mn>
                    </mrow>
                  </mrow>
                </mstyle>
              </mphantom>
              <mn>0</mn>
            </mrow>
          </mtd>
        </mtr>
      </mtable>
    </mrow>
    <annotation encoding="StarMath 5.0">stack{
alignl A phantom{'} B phantom{'} C phantom{0''} Z #
alignl 0 phantom{0} 0 phantom{0} 0 phantom{000} 1 #
alignl 0 phantom{0} 0 phantom{0} 1 phantom{000} 0 #
alignl 0 phantom{0} 1 phantom{0} 0 phantom{000} 0 #
alignl 0 phantom{0} 1 phantom{0} 1 phantom{000} 0 #
alignl 1 phantom{0} 0 phantom{0} 0 phantom{000} 0 #
alignl 1 phantom{0} 0 phantom{0} 1 phantom{000} 0 #
alignl 1 phantom{0} 1 phantom{0} 0 phantom{000} 0 #
alignl 1 phantom{0} 1 phantom{0} 1 phantom{000} 0 
}</annotation>
  </semantics>
</math>
</file>

<file path=Object 1/Object 2/content.xml><?xml version="1.0" encoding="utf-8"?>
<math xmlns="http://www.w3.org/1998/Math/MathML">
  <semantics>
    <mrow>
      <mrow>
        <mrow>
          <mi>A</mi>
          <mo stretchy="false">+</mo>
          <mi>B</mi>
        </mrow>
        <mo stretchy="false">+</mo>
        <mi>C</mi>
      </mrow>
    </mrow>
    <annotation encoding="StarMath 5.0">A + B+C</annotation>
  </semantics>
</math>
</file>

<file path=Object 1/Object 3/content.xml><?xml version="1.0" encoding="utf-8"?>
<math xmlns="http://www.w3.org/1998/Math/MathML">
  <semantics>
    <mrow>
      <mrow>
        <mover accent="true">
          <mrow>
            <mrow>
              <mo stretchy="false">(</mo>
              <mrow>
                <mrow>
                  <mrow>
                    <mi>A</mi>
                    <mo stretchy="false">+</mo>
                    <mi>B</mi>
                  </mrow>
                  <mo stretchy="false">+</mo>
                  <mi>C</mi>
                </mrow>
              </mrow>
              <mo stretchy="false">)</mo>
            </mrow>
          </mrow>
          <mo>¯</mo>
        </mover>
        <mo stretchy="false">=</mo>
        <mrow>
          <mrow>
            <mover accent="true">
              <mrow>
                <mi>A</mi>
              </mrow>
              <mo>¯</mo>
            </mover>
            <mo stretchy="false">⋅</mo>
            <mover accent="true">
              <mrow>
                <mi>B</mi>
              </mrow>
              <mo>¯</mo>
            </mover>
          </mrow>
          <mo stretchy="false">⋅</mo>
          <mover accent="true">
            <mrow>
              <mi>C</mi>
            </mrow>
            <mo>¯</mo>
          </mover>
        </mrow>
      </mrow>
    </mrow>
    <annotation encoding="StarMath 5.0">overline{(A + B+C)} = overline{A} cdot overline{B} cdot overline{C}</annotation>
  </semantics>
</math>
</file>

<file path=Object 1/Object 4/content.xml><?xml version="1.0" encoding="utf-8"?>
<math xmlns="http://www.w3.org/1998/Math/MathML">
  <semantics>
    <mrow>
      <mrow>
        <mi>B</mi>
      </mrow>
    </mrow>
    <annotation encoding="StarMath 5.0">{B}</annotation>
  </semantics>
</math>
</file>

<file path=Object 1/Object 5/content.xml><?xml version="1.0" encoding="utf-8"?>
<math xmlns="http://www.w3.org/1998/Math/MathML">
  <semantics>
    <mrow>
      <mrow>
        <mi>A</mi>
      </mrow>
    </mrow>
    <annotation encoding="StarMath 5.0">{A}</annotation>
  </semantics>
</math>
</file>

<file path=Object 1/Object 6/content.xml><?xml version="1.0" encoding="utf-8"?>
<math xmlns="http://www.w3.org/1998/Math/MathML">
  <semantics>
    <mrow>
      <mrow>
        <mi>B</mi>
      </mrow>
    </mrow>
    <annotation encoding="StarMath 5.0">{B}</annotation>
  </semantics>
</math>
</file>

<file path=Object 1/Object 7/content.xml><?xml version="1.0" encoding="utf-8"?>
<math xmlns="http://www.w3.org/1998/Math/MathML">
  <semantics>
    <mrow>
      <mi>C</mi>
    </mrow>
    <annotation encoding="StarMath 5.0">C</annotation>
  </semantics>
</math>
</file>

<file path=Object 1/Object 8/content.xml><?xml version="1.0" encoding="utf-8"?>
<math xmlns="http://www.w3.org/1998/Math/MathML">
  <semantics>
    <mrow>
      <mi>C</mi>
    </mrow>
    <annotation encoding="StarMath 5.0">C</annotation>
  </semantics>
</math>
</file>

<file path=Object 1/Object 9/content.xml><?xml version="1.0" encoding="utf-8"?>
<math xmlns="http://www.w3.org/1998/Math/MathML">
  <semantics>
    <mrow>
      <mrow>
        <mover accent="true">
          <mrow>
            <mrow>
              <mo stretchy="false">(</mo>
              <mrow>
                <mrow>
                  <mrow>
                    <mi>A</mi>
                    <mo stretchy="false">+</mo>
                    <mi>B</mi>
                  </mrow>
                  <mo stretchy="false">+</mo>
                  <mi>C</mi>
                </mrow>
              </mrow>
              <mo stretchy="false">)</mo>
            </mrow>
          </mrow>
          <mo>¯</mo>
        </mover>
        <mo stretchy="false">=</mo>
        <mrow>
          <mrow>
            <mover accent="true">
              <mrow>
                <mi>A</mi>
              </mrow>
              <mo>¯</mo>
            </mover>
            <mo stretchy="false">⋅</mo>
            <mover accent="true">
              <mrow>
                <mi>B</mi>
              </mrow>
              <mo>¯</mo>
            </mover>
          </mrow>
          <mo stretchy="false">⋅</mo>
          <mover accent="true">
            <mrow>
              <mi>C</mi>
            </mrow>
            <mo>¯</mo>
          </mover>
        </mrow>
      </mrow>
    </mrow>
    <annotation encoding="StarMath 5.0">overline{(A + B+C)} = overline{A} cdot overline{B} cdot overline{C}</annotation>
  </semantics>
</math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cm"/>
    </style:style>
    <style:style style:name="gr19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402cm" svg:height="0.309cm" svg:x="0.307cm" svg:y="2.4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0.401cm" svg:height="0.309cm" svg:x="0.294cm" svg:y="2.68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0.417cm" svg:height="0.313cm" svg:x="0.283cm" svg:y="2.92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g>
          <draw:polygon draw:style-name="gr2" draw:text-style-name="P1" draw:layer="layout" svg:width="0.424cm" svg:height="0cm" svg:x="1.499cm" svg:y="2.855cm" svg:viewBox="0 0 425 0" draw:points="0,0 425,0">
            <text:p/>
          </draw:polygon>
          <draw:g>
            <draw:polygon draw:style-name="gr3" draw:text-style-name="P1" draw:layer="layout" svg:width="0.424cm" svg:height="0cm" svg:x="0.838cm" svg:y="2.666cm" svg:viewBox="0 0 425 0" draw:points="0,0 425,0">
              <text:p/>
            </draw:polygon>
            <draw:polygon draw:style-name="gr4" draw:text-style-name="P1" draw:layer="layout" svg:width="0.424cm" svg:height="0cm" svg:x="0.838cm" svg:y="3.04cm" svg:viewBox="0 0 425 0" draw:points="0,0 425,0">
              <text:p/>
            </draw:polygon>
            <draw:path draw:style-name="gr5" draw:text-style-name="P1" draw:layer="layout" svg:width="0.135cm" svg:height="0.704cm" svg:x="1.163cm" svg:y="2.503cm" svg:viewBox="0 0 136 705" svg:d="m0 0c83 75 136 204 136 356 0 148-50 274-128 349">
              <text:p/>
            </draw:path>
          </draw:g>
          <draw:path draw:style-name="gr6" draw:text-style-name="P1" draw:layer="layout" svg:width="0.334cm" svg:height="0.346cm" svg:x="1.171cm" svg:y="2.511cm" svg:viewBox="0 0 335 347" svg:d="m0 0c161 0 292 142 335 347">
            <text:p/>
          </draw:path>
          <draw:path draw:style-name="gr7" draw:text-style-name="P1" draw:layer="layout" svg:width="-0.334cm" svg:height="-0.346cm" svg:x="1.507cm" svg:y="3.199cm" svg:viewBox="0 0 -335 -347" svg:d="m335 0c-161 0-292 142-335 347">
            <text:p/>
          </draw:path>
          <draw:polygon draw:style-name="gr8" draw:text-style-name="P1" draw:layer="layout" svg:width="0.473cm" svg:height="0.002cm" svg:x="0.833cm" svg:y="2.839cm" svg:viewBox="0 0 474 3" draw:points="0,3 474,0">
            <text:p/>
          </draw:polygon>
        </draw:g>
        <draw:path draw:style-name="gr9" draw:text-style-name="P1" xml:id="id2" draw:id="id2" draw:layer="layout" svg:width="1.37cm" svg:height="0.436cm" svg:x="1.91cm" svg:y="2.633cm" svg:viewBox="0 0 1371 437" svg:d="m0 219h404zm563 0h404zm-963 218v-437l423 219zm-423 218zm423-437zm61 160c34 0 61 27 61 61s-27 61-61 61-61-27-61-61 27-61 61-61zm-61 0zm123 123z">
          <text:p/>
        </draw:path>
        <draw:frame draw:style-name="gr1" xml:id="id1" draw:id="id1" draw:layer="layout" svg:width="1.305cm" svg:height="0.309cm" svg:x="1.443cm" svg:y="2.17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2.568cm" svg:height="0.369cm" svg:x="2.955cm" svg:y="2.48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g>
          <draw:polygon draw:style-name="gr10" draw:text-style-name="P1" draw:layer="layout" svg:width="0.387cm" svg:height="0cm" svg:x="1.583cm" svg:y="1.42cm" svg:viewBox="0 0 388 0" draw:points="0,0 388,0">
            <text:p/>
          </draw:polygon>
          <draw:g>
            <draw:polygon draw:style-name="gr11" draw:text-style-name="P1" draw:layer="layout" svg:width="0.387cm" svg:height="0cm" svg:x="0.848cm" svg:y="1.249cm" svg:viewBox="0 0 388 0" draw:points="0,0 388,0">
              <text:p/>
            </draw:polygon>
            <draw:polygon draw:style-name="gr12" draw:text-style-name="P1" draw:layer="layout" svg:width="0.387cm" svg:height="0cm" svg:x="0.848cm" svg:y="1.602cm" svg:viewBox="0 0 388 0" draw:points="0,0 388,0">
              <text:p/>
            </draw:polygon>
            <draw:path draw:style-name="gr13" draw:text-style-name="P1" draw:layer="layout" svg:width="0.123cm" svg:height="0.665cm" svg:x="1.145cm" svg:y="1.095cm" svg:viewBox="0 0 124 666" svg:d="m0 0c76 71 124 193 124 337 0 139-45 258-117 329">
              <text:p/>
            </draw:path>
          </draw:g>
          <draw:path draw:style-name="gr14" draw:text-style-name="P1" draw:layer="layout" svg:width="0.305cm" svg:height="0.327cm" svg:x="1.152cm" svg:y="1.102cm" svg:viewBox="0 0 306 328" svg:d="m0 0c147 0 267 134 306 328">
            <text:p/>
          </draw:path>
          <draw:path draw:style-name="gr15" draw:text-style-name="P1" draw:layer="layout" svg:width="-0.305cm" svg:height="-0.327cm" svg:x="1.459cm" svg:y="1.752cm" svg:viewBox="0 0 -306 -328" svg:d="m306 0c-147 0-267 134-306 328">
            <text:p/>
          </draw:path>
          <draw:path draw:style-name="gr16" draw:text-style-name="P1" draw:layer="layout" svg:width="0.121cm" svg:height="0.178cm" svg:x="1.458cm" svg:y="1.336cm" svg:viewBox="0 0 122 179" svg:d="m61 0c34 0 61 40 61 90s-27 89-61 89-61-39-61-89 27-90 61-90z">
            <text:p/>
          </draw:path>
          <draw:polygon draw:style-name="gr17" draw:text-style-name="P1" draw:layer="layout" svg:width="0.432cm" svg:height="0.002cm" svg:x="0.843cm" svg:y="1.413cm" svg:viewBox="0 0 433 3" draw:points="0,3 433,0">
            <text:p/>
          </draw:polygon>
        </draw:g>
        <draw:frame draw:style-name="gr1" draw:layer="layout" svg:width="0.402cm" svg:height="0.309cm" svg:x="0.307cm" svg:y="1.01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401cm" svg:height="0.309cm" svg:x="0.307cm" svg:y="1.28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0.417cm" svg:height="0.313cm" svg:x="0.296cm" svg:y="1.54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2.568cm" svg:height="0.369cm" svg:x="2.051cm" svg:y="1.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8" draw:text-style-name="P2" draw:layer="layout" svg:width="1.078cm" svg:height="0.924cm" svg:x="0.361cm" svg:y="0.233cm">
          <draw:text-box>
            <text:p><text:span text:style-name="T1">الف</text:span></text:p>
          </draw:text-box>
        </draw:frame>
        <draw:frame draw:style-name="gr18" draw:text-style-name="P2" draw:layer="layout" svg:width="0.862cm" svg:height="0.924cm" svg:x="0.321cm" svg:y="1.693cm">
          <draw:text-box>
            <text:p><text:span text:style-name="T1">ب</text:span></text:p>
          </draw:text-box>
        </draw:frame>
        <draw:frame draw:style-name="gr1" draw:layer="layout" svg:width="1.765cm" svg:height="2.894cm" svg:x="6.442cm" svg:y="0.45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onnector draw:style-name="gr19" draw:text-style-name="P3" draw:layer="layout" draw:type="curve" draw:line-skew="-0.985cm 1.044cm" svg:x1="2.095cm" svg:y1="2.488cm" svg:x2="1.91cm" svg:y2="2.851cm" draw:start-shape="id1" draw:start-glue-point="2" draw:end-shape="id2" draw:end-glue-point="3" svg:d="m2095 2488c0 165-54 137-72 187s2 176-113 176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